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Weight Completed</text:p>
          </table:table-cell>
          <table:table-cell office:value-type="string" calcext:value-type="string">
            <text:p>Weight Achieved</text:p>
          </table:table-cell>
          <table:table-cell office:value-type="string" calcext:value-type="string">
            <text:p>Projected Weight</text:p>
          </table:table-cell>
        </table:table-row>
        <table:table-row table:style-name="ro1">
          <table:table-cell/>
          <table:table-cell office:value-type="string" calcext:value-type="string">
            <text:p>Assignments</text:p>
          </table:table-cell>
          <table:table-cell office:value-type="float" office:value="20" calcext:value-type="float">
            <text:p>20</text:p>
          </table:table-cell>
          <table:table-cell table:formula="of:=[assignments.A1]" office:value-type="float" office:value="0.76" calcext:value-type="float">
            <text:p>0.76</text:p>
          </table:table-cell>
          <table:table-cell table:formula="of:=[assignments.B1]" office:value-type="float" office:value="0.111111111111111" calcext:value-type="float">
            <text:p>0.1111111111</text:p>
          </table:table-cell>
          <table:table-cell table:formula="of:=IF([.D5]&lt;&gt;&quot;&quot;; [.C5]*[.D5]*[.E5]; &quot;&quot;)" office:value-type="float" office:value="1.68888888888889" calcext:value-type="float">
            <text:p>1.6888888889</text:p>
          </table:table-cell>
          <table:table-cell table:formula="of:=IF([.D5]&lt;&gt;&quot;&quot;; [.C5]*[.D5]; &quot;&quot;)" office:value-type="float" office:value="15.2" calcext:value-type="float">
            <text:p>15.2</text:p>
          </table:table-cell>
        </table:table-row>
        <table:table-row table:style-name="ro1">
          <table:table-cell/>
          <table:table-cell office:value-type="string" calcext:value-type="string">
            <text:p>Participa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D6]&lt;&gt;&quot;&quot;; [.C6]*[.D6]*[.E6]; &quot;&quot;)">
            <text:p/>
          </table:table-cell>
          <table:table-cell table:formula="of:=IF([.D6]&lt;&gt;&quot;&quot;; [.C6]*[.D6]; &quot;&quot;)">
            <text:p/>
          </table:table-cell>
        </table:table-row>
        <table:table-row table:style-name="ro1">
          <table:table-cell/>
          <table:table-cell office:value-type="string" calcext:value-type="string">
            <text:p>Midterm</text:p>
          </table:table-cell>
          <table:table-cell office:value-type="float" office:value="30" calcext:value-type="float">
            <text:p>30</text:p>
          </table:table-cell>
          <table:table-cell table:formula="of:=[Midterm.A1]">
            <text:p/>
          </table:table-cell>
          <table:table-cell office:value-type="float" office:value="0" calcext:value-type="float">
            <text:p>0</text:p>
          </table:table-cell>
          <table:table-cell table:formula="of:=IF([.D7]&lt;&gt;&quot;&quot;; [.C7]*[.D7]*[.E7]; &quot;&quot;)">
            <text:p/>
          </table:table-cell>
          <table:table-cell table:formula="of:=IF([.D7]&lt;&gt;&quot;&quot;; [.C7]*[.D7]; &quot;&quot;)">
            <text:p/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float" office:value="45" calcext:value-type="float">
            <text:p>45</text:p>
          </table:table-cell>
          <table:table-cell table:formula="of:=[finalExam.A1]">
            <text:p/>
          </table:table-cell>
          <table:table-cell office:value-type="float" office:value="0" calcext:value-type="float">
            <text:p>0</text:p>
          </table:table-cell>
          <table:table-cell table:formula="of:=IF([.D8]&lt;&gt;&quot;&quot;; [.C8]*[.D8]*[.E8]; &quot;&quot;)">
            <text:p/>
          </table:table-cell>
          <table:table-cell table:formula="of:=IF([.D8]&lt;&gt;&quot;&quot;; [.C8]*[.D8]; &quot;&quot;)">
            <text:p/>
          </table:table-cell>
        </table:table-row>
        <table:table-row table:style-name="ro1">
          <table:table-cell table:number-columns-repeated="5"/>
          <table:table-cell table:formula="of:=SUM([.F5:.F8])" office:value-type="float" office:value="1.68888888888889" calcext:value-type="float">
            <text:p>1.6888888889</text:p>
          </table:table-cell>
          <table:table-cell table:formula="of:=SUM([.G5:.G8])" office:value-type="float" office:value="15.2" calcext:value-type="float">
            <text:p>15.2</text:p>
          </table:table-cell>
        </table:table-row>
      </table:table>
      <table:table table:name="assignment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formula="of:=[.F15]" office:value-type="float" office:value="0.76" calcext:value-type="float">
            <text:p>0.76</text:p>
          </table:table-cell>
          <table:table-cell table:formula="of:=[.C15]/MAX([.C5:.C13])" office:value-type="float" office:value="0.111111111111111" calcext:value-type="float">
            <text:p>0.1111111111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ssignment #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table:formula="of:=IF([.D5]&lt;&gt;&quot;&quot;; [.D5]/[.E5]; &quot;&quot;)" office:value-type="float" office:value="0.76" calcext:value-type="float">
            <text:p>0.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IF([.D6]&lt;&gt;&quot;&quot;; [.D6]/[.E6]; &quot;&quot;)">
            <text:p/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IF([.D7]&lt;&gt;&quot;&quot;; [.D7]/[.E7]; &quot;&quot;)">
            <text:p/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IF([.D8]&lt;&gt;&quot;&quot;; [.D8]/[.E8]; &quot;&quot;)">
            <text:p/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formula="of:=IF([.D9]&lt;&gt;&quot;&quot;; [.D9]/[.E9]; &quot;&quot;)">
            <text:p/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formula="of:=IF([.D10]&lt;&gt;&quot;&quot;; [.D10]/[.E10]; &quot;&quot;)">
            <text:p/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formula="of:=IF([.D11]&lt;&gt;&quot;&quot;; [.D11]/[.E11]; &quot;&quot;)">
            <text:p/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formula="of:=IF([.D12]&lt;&gt;&quot;&quot;; [.D12]/[.E12]; &quot;&quot;)">
            <text:p/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formula="of:=IF([.D13]&lt;&gt;&quot;&quot;; [.D13]/[.E13]; &quot;&quot;)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COUNTA([.D5:.D13])" office:value-type="float" office:value="1" calcext:value-type="float">
            <text:p>1</text:p>
          </table:table-cell>
          <table:table-cell table:number-columns-repeated="2"/>
          <table:table-cell table:formula="of:=IF([.C15]&gt;0; SUM([.F5:.F13])/[.C15]; &quot;&quot;)" office:value-type="float" office:value="0.76" calcext:value-type="float">
            <text:p>0.76</text:p>
          </table:table-cell>
        </table:table-row>
      </table:table>
      <table:table table:name="participation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icker Mar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ct</text:p>
          </table:table-cell>
          <table:table-cell office:value-type="string" calcext:value-type="string">
            <text:p>Answered</text:p>
          </table:table-cell>
          <table:table-cell office:value-type="string" calcext:value-type="string">
            <text:p>Unanswered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utorial Attend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ttended</text:p>
          </table:table-cell>
          <table:table-cell office:value-type="string" calcext:value-type="string">
            <text:p>Out of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Midterm" table:style-name="ta1">
        <table:table-column table:style-name="co1" table:number-columns-repeated="5" table:default-cell-style-name="Default"/>
        <table:table-row table:style-name="ro1">
          <table:table-cell table:formula="of:=[.E4]">
            <text:p/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idterm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table:number-columns-repeated="4"/>
          <table:table-cell table:formula="of:=IF([.C4]&lt;&gt;&quot;&quot;; [.C4]/[.D4]; &quot;&quot;)">
            <text:p/>
          </table:table-cell>
        </table:table-row>
      </table:table>
      <table:table table:name="finalExam" table:style-name="ta1">
        <table:table-column table:style-name="co1" table:number-columns-repeated="5" table:default-cell-style-name="Default"/>
        <table:table-row table:style-name="ro1">
          <table:table-cell table:formula="of:=[.E4]">
            <text:p/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inal Exam</text:p>
          </table:table-cell>
          <table:table-cell office:value-type="string" calcext:value-type="string">
            <text:p>Marks</text:p>
          </table:table-cell>
          <table:table-cell office:value-type="string" calcext:value-type="string">
            <text:p>Total Marks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table:number-columns-repeated="4"/>
          <table:table-cell table:formula="of:=IF([.C4]&lt;&gt;&quot;&quot;; [.C4]/[.D4]; 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00-00-00</text:date>, <text:time style:data-style-name="N2" text:time-value="13:22:26.062493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1:07:15.388052542</meta:creation-date>
    <meta:generator>LibreOffice/5.1.6.2$Linux_X86_64 LibreOffice_project/10m0$Build-2</meta:generator>
    <dc:date>2017-10-01T14:07:29.941864874</dc:date>
    <meta:editing-duration>PT2H8M33S</meta:editing-duration>
    <meta:editing-cycles>16</meta:editing-cycles>
    <meta:document-statistic meta:table-count="5" meta:cell-count="82" meta:object-count="0"/>
  </office:meta>
</office:document-meta>
</file>